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38a" officeooo:paragraph-rsid="001f738a"/>
    </style:style>
    <style:style style:name="P2" style:family="paragraph" style:parent-style-name="Standard">
      <style:text-properties officeooo:rsid="0021a2b0" officeooo:paragraph-rsid="0021a2b0"/>
    </style:style>
    <style:style style:name="P3" style:family="paragraph" style:parent-style-name="Standard">
      <style:text-properties officeooo:rsid="00232d55" officeooo:paragraph-rsid="00232d55"/>
    </style:style>
    <style:style style:name="P4" style:family="paragraph" style:parent-style-name="Standard">
      <style:text-properties officeooo:rsid="00239700" officeooo:paragraph-rsid="00239700"/>
    </style:style>
    <style:style style:name="P5" style:family="paragraph" style:parent-style-name="Standard">
      <style:text-properties officeooo:rsid="00269760" officeooo:paragraph-rsid="00269760"/>
    </style:style>
    <style:style style:name="P6" style:family="paragraph" style:parent-style-name="Standard">
      <style:text-properties officeooo:rsid="00274b7a" officeooo:paragraph-rsid="00274b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2d55"/>
    </style:style>
    <style:style style:name="T3" style:family="text">
      <style:text-properties officeooo:rsid="0025749b"/>
    </style:style>
    <style:style style:name="T4" style:family="text">
      <style:text-properties officeooo:rsid="0026d0ae"/>
    </style:style>
    <style:style style:name="T5" style:family="text">
      <style:text-properties officeooo:rsid="0028c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ap</text:span>:</text:p>
      <text:p text:style-name="P1">metodi speciali: metodi che derivano da una classe generica superiore, serve a distinguere un oggetto da un altro dandogli appunti dei attributi particolari. → una delle modalità in cui usiamo l’override.</text:p>
      <text:p text:style-name="P2">Incapsulamento: da un lato ce la gestione della visibilità e dall’altro ce la modifica degli attributi e servono per usare ed esporre i valori forniti tramite privati. <text:span text:style-name="T2">Anche i metodi possono essere privati.</text:span></text:p>
      <text:p text:style-name="P3">@property: è uno dei decoratori che può essere gia presente nei programmi di lavoro.</text:p>
      <text:p text:style-name="P4">Metodi variadici: modo che pyhton ha per sopperire alla mancanza di overloading. → <text:span text:style-name="T3">cambia il comportamento sulla base degli imput forniti senza cambiare struttura</text:span></text:p>
      <text:p text:style-name="P4"/>
      <text:p text:style-name="P5"><text:span text:style-name="T1">ASTRAZIONE</text:span>: <text:span text:style-name="T4">ha due facce. Ha una faccia completamente gestita dalla macchina (passiva), che fondamentalmente è una semplificazione che permette l’uso delle regole in modo contemporaneo e un altra totalmente pratica.</text:span></text:p>
      <text:p text:style-name="P6">Si utilizza con la creazione di classi e metodi astratti. Non possono essere istanziate da sole ma servono come modello ad altre. <text:span text:style-name="T5">I metodi astratti sono metodi “vuoti”, obbliga le classe figlie a “riempirlo”, in quanto la classe padre non fornisce il contenuto. </text:span></text:p>
      <text:p text:style-name="P5"/>
      <text:p text:style-name="P5"/>
      <text:p text:style-name="P5"/>
      <text:p text:style-name="P4"/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09:14:37.175631700</meta:creation-date>
    <dc:date>2026-04-28T10:03:00.535076400</dc:date>
    <meta:editing-duration>PT48M18S</meta:editing-duration>
    <meta:editing-cycles>11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7" meta:word-count="176" meta:character-count="1139" meta:non-whitespace-character-count="969"/>
  </office:meta>
</office:document-meta>
</file>